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1F4FBE6C.gif"/>
  <manifest:file-entry manifest:media-type="image/gif" manifest:full-path="Pictures/100002000000000A0000000A2DB17B7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margin-left="0cm" fo:margin-right="0cm" fo:text-indent="0cm" style:auto-text-indent="false"/>
      <style:text-properties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list-style-name="L1">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2">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size="12pt" style:text-underline-style="none" fo:font-weight="normal" style:font-size-asian="12pt" style:font-weight-asian="normal" style:font-size-complex="12pt" style:font-weight-complex="normal"/>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text:list-style style:name="L1">
      <text:list-level-style-image text:level="1" xlink:href="Pictures/100002000000000A0000000A1F4FBE6C.gif" xlink:type="simple" xlink:show="embed" xlink:actuate="onLoad">
        <style:list-level-properties text:min-label-width="0.635cm" style:vertical-pos="middle" style:vertical-rel="line" fo:width="0.265cm" fo:height="0.265cm"/>
      </text:list-level-style-image>
      <text:list-level-style-number text:level="2" text:style-name="Numbering_20_Symbols" style:num-prefix=" " style:num-suffix="." style:num-format="1" text:display-levels="2">
        <style:list-level-properties text:space-before="0.635cm" text:min-label-width="0.635cm"/>
      </text:list-level-style-number>
      <text:list-level-style-number text:level="3" text:style-name="Numbering_20_Symbols" style:num-prefix=" " style:num-suffix=")" style:num-format="a">
        <style:list-level-properties text:space-before="1.27cm" text:min-label-width="0.635cm"/>
      </text:list-level-style-number>
      <text:list-level-style-bullet text:level="4" text:style-name="Bullet_20_Symbols" style:num-prefix=" " style:num-suffix=" " text:bullet-char="•">
        <style:list-level-properties text:space-before="1.905cm" text:min-label-width="0.635cm"/>
        <style:text-properties style:font-name="StarSymbol"/>
      </text:list-level-style-bullet>
      <text:list-level-style-bullet text:level="5" text:style-name="Bullet_20_Symbols" style:num-prefix=" " style:num-suffix=" " text:bullet-char="•">
        <style:list-level-properties text:space-before="2.54cm" text:min-label-width="0.635cm"/>
        <style:text-properties style:font-name="StarSymbol"/>
      </text:list-level-style-bullet>
      <text:list-level-style-bullet text:level="6" text:style-name="Bullet_20_Symbols" style:num-prefix=" " style:num-suffix=" " text:bullet-char="•">
        <style:list-level-properties text:space-before="3.175cm" text:min-label-width="0.635cm"/>
        <style:text-properties style:font-name="StarSymbol"/>
      </text:list-level-style-bullet>
      <text:list-level-style-bullet text:level="7" text:style-name="Bullet_20_Symbols" style:num-prefix=" " style:num-suffix=" " text:bullet-char="•">
        <style:list-level-properties text:space-before="3.81cm" text:min-label-width="0.635cm"/>
        <style:text-properties style:font-name="StarSymbol"/>
      </text:list-level-style-bullet>
      <text:list-level-style-bullet text:level="8" text:style-name="Bullet_20_Symbols" style:num-prefix=" " style:num-suffix=" " text:bullet-char="•">
        <style:list-level-properties text:space-before="4.445cm" text:min-label-width="0.635cm"/>
        <style:text-properties style:font-name="StarSymbol"/>
      </text:list-level-style-bullet>
      <text:list-level-style-bullet text:level="9" text:style-name="Bullet_20_Symbols" style:num-prefix=" " style:num-suffix=" " text:bullet-char="•">
        <style:list-level-properties text:space-before="5.08cm" text:min-label-width="0.635cm"/>
        <style:text-properties style:font-name="StarSymbol"/>
      </text:list-level-style-bullet>
      <text:list-level-style-bullet text:level="10" text:style-name="Bullet_20_Symbols" style:num-prefix=" " style:num-suffix=" " text:bullet-char="•">
        <style:list-level-properties text:space-before="5.715cm" text:min-label-width="0.635cm"/>
        <style:text-properties style:font-name="StarSymbol"/>
      </text:list-level-style-bullet>
    </text:list-style>
    <text:list-style style:name="L2">
      <text:list-level-style-image text:level="1" xlink:href="Pictures/100002000000000A0000000A2DB17B76.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2DB17B76.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2DB17B76.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2DB17B76.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2DB17B76.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2DB17B76.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2DB17B76.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2DB17B76.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2DB17B76.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2DB17B76.gif" xlink:type="simple" xlink:show="embed" xlink:actuate="onLoad">
        <style:list-level-properties text:space-before="6.35cm" text:min-label-width="0.635cm" style:vertical-pos="middle" style:vertical-rel="line" fo:width="0.265cm" fo:height="0.265cm"/>
      </text:list-level-style-image>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o je druhý díl reportu navazující na díl první viz <text:a xlink:type="simple" xlink:href="http://www.cmus.cz/dnn/MagictheGatheringMTGCMUScz/tabid/36/articleType/ArticleView/articleId/505/Zotroovn-Milna-1-st.aspx">http://www.cmus.cz/dnn/MagictheGatheringMTGCMUScz/tabid/36/articleType/ArticleView/articleId/505/Zotroovn-Milna-1-st.aspx</text:a>.</text:p>
      <text:p text:style-name="P1"/>
      <text:p text:style-name="P1">Třetí a poslední den. Byl jsem plný očekávání a vzhledem k celkem dobrého pocitu z balíčku z dvou předchozích dnů jsem celkem věřil, že to zrovna dnes půjde. Mrzelo mě, že jsem se první den nedostal do Top 8 a doufal jsem, že si to vynahradím na největším turnaji roku. Sešlo se celých 313 hráčů, mezi kterými nechyběl třeba Patrick Chapin.</text:p>
      <text:p text:style-name="P1"/>
      <text:p text:style-name="P1">Znovu jsem trochu obměnil balíček, tentokrát jenom sideboard.</text:p>
      <text:p text:style-name="P1">3 <text:span text:style-name="T1">Flooded Strand</text:span><text:line-break/>4 <text:span text:style-name="T1">Island </text:span><text:line-break/>1 <text:span text:style-name="T1">Library of Alexandria</text:span><text:line-break/>2 <text:span text:style-name="T1">Polluted Delta</text:span><text:line-break/>1 <text:span text:style-name="T1">Tolarian Academy</text:span><text:line-break/>3 <text:span text:style-name="T1">Underground Sea</text:span><text:line-break/>2 <text:span text:style-name="T1">Volcanic Island</text:span><text:line-break/>2 <text:span text:style-name="T1">Goblin Welder</text:span><text:line-break/>1 <text:span text:style-name="T1">Sundering Titan</text:span><text:line-break/>1 <text:span text:style-name="T1">Ancestral Recall</text:span><text:line-break/>1 <text:span text:style-name="T1">Black Lotus</text:span><text:line-break/>1 <text:span text:style-name="T1">Brainstorm</text:span><text:line-break/>1 <text:span text:style-name="T1">Demonic Tutor</text:span><text:line-break/>4 <text:span text:style-name="T1">Force of Will</text:span><text:line-break/>3 <text:span text:style-name="T1">Mana Drain</text:span><text:line-break/>1 <text:span text:style-name="T1">Merchant Scroll</text:span><text:line-break/>1 <text:span text:style-name="T1">Mindslaver</text:span><text:line-break/>1 <text:span text:style-name="T1">Mox Emerald</text:span><text:line-break/>1 <text:span text:style-name="T1">Mox Jet</text:span><text:line-break/>1 <text:span text:style-name="T1">Mox Pearl</text:span><text:line-break/>1 <text:span text:style-name="T1">Mox Ruby</text:span><text:line-break/>1 <text:span text:style-name="T1">Mox Sapphire</text:span><text:line-break/>1 <text:span text:style-name="T1">Mystical Tutor</text:span><text:line-break/>2 <text:span text:style-name="T1">Night’s Whisper</text:span><text:line-break/>1 <text:span text:style-name="T1">Ponder</text:span><text:line-break/>3 <text:span text:style-name="T1">Sensei’s Divining Top</text:span><text:line-break/>1 <text:span text:style-name="T1">Sol Ring</text:span><text:line-break/>4 <text:span text:style-name="T1">Thirst for Knowledge</text:span><text:line-break/>1 <text:span text:style-name="T1">Time Walk</text:span><text:line-break/>1 <text:span text:style-name="T1">Tinker</text:span><text:line-break/>2 <text:span text:style-name="T1">Tormod’s Crypt</text:span><text:line-break/>1 <text:span text:style-name="T1">Vampiric Tutor</text:span><text:line-break/>1 <text:span text:style-name="T1">Yawgmoth’s Will</text:span><text:line-break/>1 <text:span text:style-name="T1">Echoing Truth</text:span><text:line-break/>2 <text:span text:style-name="T1">Impulse</text:span><text:line-break/>2 <text:span text:style-name="T1">Duress</text:span> </text:p>
      <text:p text:style-name="P1"/>
      <text:p text:style-name="P1">2 <text:span text:style-name="T1">Engineered Explosives</text:span><text:line-break/>2 Thran Foundry</text:p>
      <text:p text:style-name="P1">1 <text:span text:style-name="T1">Pyroblast</text:span><text:line-break/>2 <text:span text:style-name="T1">Pyroclasm</text:span><text:line-break/>1 <text:span text:style-name="T1">Red Elemental Blast</text:span><text:line-break/>2 <text:span text:style-name="T1">Pithing Needle</text:span><text:line-break/>1 <text:span text:style-name="T1">Triskelion</text:span><text:line-break/>2 <text:span text:style-name="T1">Rack and Ruin</text:span><text:line-break/>1 <text:span text:style-name="T1">Echoing Truth</text:span><text:line-break/>1 Gorilla Shaman</text:p>
      <text:p text:style-name="P1"/>
      <text:p text:style-name="P2">První kolo Manolo Ledda - R Workshop Aggro</text:p>
      <text:p text:style-name="P1">Vyhrávám hod kostkou a soupeř muliganuje. Můj Duress mě mírně znepokojí, když vidím, že soupeř hraje Metalworkery, Karna, Triskeliona... Nicméně nemá moc many (City of Traitors+Mox), takže zahazuju Mox. Soupeř se trápí půl hry s landy a já dolízávám Ancestral, Tinker na Titana, který boří soupeřovu horu a je po hře...</text:p>
      <text:p text:style-name="P1"/>
      <text:p text:style-name="P1">Side in:</text:p>
      <text:p text:style-name="P1">2 x <text:span text:style-name="T1">Rack and Ruin</text:span><text:line-break/>1 x <text:span text:style-name="T1">Echoing Truth</text:span><text:line-break/>1 x Gorilla Shaman</text:p>
      <text:p text:style-name="P1">1 x <text:span text:style-name="T1">Triskelion</text:span><text:line-break/></text:p>
      <text:p text:style-name="P1">Side out:</text:p>
      <text:p text:style-name="P1">2 x Duress</text:p>
      <text:p text:style-name="P1">2 x Tormod´s Crypt</text:p>
      <text:p text:style-name="P1">1 x Sundering Titan</text:p>
      <text:p text:style-name="P1"/>
      <text:p text:style-name="P1">V druhé hře soupeř znovu muliganuje. Jsem rychle zadrátován, nicméně jsem si nechal ruku s dostatkem landů, takže se prolízávám v upkeepu. Soupeřova Mana Crypt mi přibližuje výhru. Jakmile se dostanu na tři země hraji Rack and Ruin a soupeř již nemá, jak by mě ohrozil. Jsem spokojen s naším prvním kolem-všichni jsme vyhráli – že by dobrý výsledek na turnaji?.</text:p>
      <text:p text:style-name="P1"/>
      <text:p text:style-name="P2">Druhé kolo – Ambrogio UR Painter</text:p>
      <text:p text:style-name="P1">Prohrávám hod kostkou. Nechávám zajímavou ruku s Duressem, Mana Drainem, Thirstem a zdroji many. Ambrogio hraje ve svém kole land a Lotus, Mox, Ancestrall... Já jsem o trochu pomalejší a tak než zahraju nějaký ten spell je ve hře Painter´s Servant. Thirst dostane Blastem. Můj Tinker dostane Blastem. V dalším kole se navíc dostaví i Grindstone a jdeme sideovat.</text:p>
      <text:p text:style-name="P1"/>
      <text:p text:style-name="P1">Side in:</text:p>
      <text:p text:style-name="P1">1 x Gorilla Shaman</text:p>
      <text:p text:style-name="P1">1 x Red Elemental Blast</text:p>
      <text:p text:style-name="P1">1 x Pyroblast</text:p>
      <text:p text:style-name="P1"/>
      <text:p text:style-name="P1">Side out:</text:p>
      <text:p text:style-name="P1">2 x <text:span text:style-name="T1">Tormod’s Crypt</text:span><text:line-break/>1 x Echoing Truth</text:p>
      <text:p text:style-name="P1"/>
      <text:p text:style-name="P1">Po side koukám na ruku s Force of Will, Thirst, Mana Drainem, Impulsem, fečkou a jedním dualem. Začínáme kontrolně - draw, land go. Po druhém soupeřově landu se dostávám k Duressu, hraji fetch, hledám Sea a skrze Duress se mi naskytne pohled na Force, Thirst, Intuition, Grindstone, Magus of the Moon, Trinket Mage a Tinker. Vzhledem k soupeřovým dvěma zemím zahazuji Force. Než se soupeř dostane k landě mám velkou výhodu díky Night´s Whisper, a Thirst for Knowledge.</text:p>
      <text:p text:style-name="P1"/>
      <text:p text:style-name="P1">V třetí hře vidím Yawghmoth´s Will, Library of Alexandria, Demonic Tutor a zbylé 4 karty jsou landy + offcolor Mox . Ruka není nijak explosivní, ale přeci jen má svůj potenciál. Nyní bych chtěl zodpovědět na otázku, zdali je Magus of the Moon dobrá karta. Magus zahraný v prvním kole je úžasná karta, čím později, tím slabší... Můj soupeř s ním nečeká a první kolo Mox, Sol Ring, Volcanic Island Magus of the Moon mě posílá do kolen. Balíček si dolízne Night´s Whisper. Další kolo jde do hry Painter´s Servant. V dalším kole potom druhý Magus. Mé topdecky černých karet, Moxů a landů nic nezmohou proti měsíčňanům a já umírám s pocitem, že hraji monoblack s červenými landy... :( 1:2</text:p>
      <text:p text:style-name="P1"/>
      <text:p text:style-name="P2">Třetí kolo-Cadeia Angelo</text:p>
      <text:p text:style-name="P1"><text:s/>Prohrávám hod kostkou, soupeř začne Duressem, zahazujíc z mé ruky Thirst, což mě mírně překvapuje. S jedinou aktivní kartou na ruce (Force) pokládám land, Mox a přenechávám kolo, čekajíc na další kolo a aktivování Mana Drainu. Ve svém kole soupeř hraje Dark Confidanta. Jsem překvapen tím, jak vše zahrál, ale vše se vyjasňuje, jakmile mi proti mojí Force ukazuje svoji. Život je nepříjemný... výhodu, kterou získal přes Confidanta již nedokážu do konce hry dohnat.</text:p>
      <text:p text:style-name="P1"/>
      <text:p text:style-name="P1">Side in:</text:p>
      <text:p text:style-name="P1">1 x Pyroblast</text:p>
      <text:p text:style-name="P1">1 x Red Elemental Blast</text:p>
      <text:p text:style-name="P1">2 x Pyroclasm</text:p>
      <text:p text:style-name="P1"/>
      <text:p text:style-name="P1">Side out:</text:p>
      <text:p text:style-name="P1">1 x Sensei Divining Top</text:p>
      <text:p text:style-name="P1">1 x Echoing Truth</text:p>
      <text:p text:style-name="P1">2 x Tormod´s Crypt</text:p>
      <text:p text:style-name="P1"/>
      <text:p text:style-name="P1">Začínám hru s Force na ruce, Islandem, Ponderem. Ponder hledá land-neúspěšně. Soupeř hraje Confidanta jištěného Force. V dalším kole dolízávám k Impulsu červený Mox. Impulse také nenalézá land... Soupeř líže Confidantem země. To je z jedné strany dobrá zpráva - nemá rušení. </text:p>
      <text:p text:style-name="P1">Pokládám basic Island. Dolízávám Basic Island, Demonic Tutor, Night´s Whisper, Yawghmoth´s Will, Force, Weldera. Goblin Welder se připojí k kartám na stole. Nicméně není, co Welderovat. Dolízávám Black Lotus a zkouším protlačit Tutorovaný Tinker. Soupeř hraje Drain. Forcuji nazpět. Soupeřova Force mi znepříjemňuje život. Welder má sickness a již není možné zahrát Will v tomto kole. Soupeř otáčí Confidantem land. Poté, co zahraje Demonic Tutor očekávám problém v podobě Yawghmoth´s Willu, Fact či jiných nepříjemných karet.</text:p>
      <text:p text:style-name="P1">Nicméně po vyhodnocení tutoru získávám kolo. Upozorňuju soupeře, že hoří. Ve svém kole hraji Yawghmoth´s Will. Soupeř drainuje. Confidant otáčí land. Ke konci hry soupeř hraje Facta, která ruším. On drainuje. Na konci jeho kola ho upozorňuju, že hoří. Je na jednom životě. Dolízávám Mana Drain. Na konci kola ruším Gift, který drainuju – (Chyba!!!) <text:s/>a Repeal na Confidanta. Soupeř mi jen ukáže Yawghmoth´s Will a je po hře. Líznutou kartou přes Confidanta by byl(v případě, že se deck nezamíchal)... Black Lotus. Neuvěřitelné. Soupeř si Confidantem lízl milion karet a ztratil jeden život za jeden Duress. Můj Welder nezvládl dát snad ani jedno dmg, ale soupeř ztratil 18 životů forceováním, mana burnem a fetchlandováním... Mrzí mě, že jsem ke konci rušil Gift, ale nejspíše ještě víc mě mrzí, že Confidant neukázal aspoň o jeden život více... Neskutečně smolné hry – Confidant mě naprosto rozsekal než jsem mohl cokoliv udělat...</text:p>
      <text:p text:style-name="P1"/>
      <text:p text:style-name="P3">Čtvrté kolo: Samuele – Painter UBR<text:line-break/><text:span text:style-name="T2">Prohrávám hod kostkou. Soupeř začíná Petal, Ancestral, Mox Jet, land, Dark Confidant. Má ruka je pomalá a na tohle nejsem připraven. Naopak soupeř má spoustu disruptu. Po pár kolech se navíc dostaví Grindstone s Painterem... Mana Drainy jsou k ničemu.</text:span></text:p>
      <text:p text:style-name="P4"/>
      <text:p text:style-name="P1">Side in:</text:p>
      <text:p text:style-name="P1">1 x Gorilla Shaman</text:p>
      <text:p text:style-name="P1">1 x Red Elemental Blast</text:p>
      <text:p text:style-name="P1">1 x Pyroblast</text:p>
      <text:p text:style-name="P1">2 x Engineered Explosives</text:p>
      <text:p text:style-name="P1"/>
      <text:p text:style-name="P1">Side out:</text:p>
      <text:p text:style-name="P1">2 x <text:span text:style-name="T1">Tormod’s Crypt</text:span><text:line-break/>1 x Echoing Truth</text:p>
      <text:p text:style-name="P4">1 x Mana Drain</text:p>
      <text:p text:style-name="P4">1 x Impulse</text:p>
      <text:p text:style-name="P4"/>
      <text:p text:style-name="P4">V druhé hře jsem připraven Duressem – soupeř nemá moc landů, ale má Tinker, kolosa, REB... Zahazuji REB. Můj druhý Duress bere Demonic Tutor- REB mi zatím nevadí neboť mám Night´s Whisper. Soupeř má Mana Screw. Sensei kontroluje s Drainem a Force na ruce hru. Night´s Whispery mě prolízávají, až se dostávám k Tinkeru (Fow), Yawghmoth´s Willu a hra je má.</text:p>
      <text:p text:style-name="P4"/>
      <text:p text:style-name="P4">V třetí a poslední hře zaúřaduje Goblin Welder s Tormod´s Crypt a Senseiem. Karetní výhoda, která takto vzniká se soupeři moc nelíbí. Ancestral Recall ještě méně. Snaží se procpat své spelly, ale marně. Navíc Mana Crypt zkracuje hru. Thirst zahodí Sunderinga a soupeři nastávají opravdu zlé časy. Ukončujeme hru, soupeř je smutný ze svého Pyra, Negate a Yawghmoth´s Willu, které přišly pozdě...</text:p>
      <text:p text:style-name="P4"><text:s text:c="2"/></text:p>
      <text:p text:style-name="P4"/>
      <text:p text:style-name="P3">Páté kolo – UW Fish – Yuri</text:p>
      <text:p text:style-name="P4">Vyhrávám hod kostkou. Prohlížím si úvodních sedm karet. Modrý Mox, Mox, Mox, Tormod´s Crypt, Duress, Fetchland, Tinker. Zvláštní ruka. Pokud dolíznu Thirst je vše super. Proti Ichoridovi mám Cryptu. Proti kombu Duress. Tinker mi pomůže proti čemukoliv. Ruka není špatná, ale je hodně centralizovaná okolo Tinker-Titan plánu. Na stůl jde Fetchland a přes Sea hraju Duress. Soupeř má Cursecatchera, Swords to Plowshares, Null Rod, Katakiho, Deltu, Tundru a Stifle. Zahazuju Sword. V duchu si říkám Houstone, máme problém... Fish... Ještě těžší proti této ruce... Nicméně, pokud soupeř začne neopatrně a zahraje Cursecatchera jsem schopen zahrát Titana a slušně ho zpomalit od Null Rodu a Tinkeru. Takže předávám kolo. Soupeř dolízne, zahraje Cursecatchera. Plán vychází. Dolíznu land. Hraju Tinker. Soupeř mi ukáže topdecknutou Force. - Plán má jisté slabiny... Jede mě Cursecatcher, do hry putuje Null Rod. Plán se pokazil, jakmile dolízávám Thirst. Kataki mi splachuje mé Artefakty. Jsem bit až do krve. Soupeř se mnou nemá těžkou práci, protože s ním spolupracují oba balíčky. Můj nechodí a jeho ano...</text:p>
      <text:p text:style-name="P4"/>
      <text:p text:style-name="P4">Side in:</text:p>
      <text:p text:style-name="P1">1 <text:span text:style-name="T1">Pyroblast</text:span><text:line-break/>2 <text:span text:style-name="T1">Pyroclasm</text:span><text:line-break/>1 <text:span text:style-name="T1">Red Elemental Blast</text:span><text:line-break/>2 <text:span text:style-name="T1">Pithing Needle</text:span><text:line-break/>1 <text:span text:style-name="T1">Triskelion</text:span><text:line-break/>1 <text:span text:style-name="T1">Echoing Truth</text:span><text:line-break/></text:p>
      <text:p text:style-name="P4">Side out:</text:p>
      <text:p text:style-name="P4">1 x Sensei Divining Top</text:p>
      <text:p text:style-name="P4">3 x Mana Drain</text:p>
      <text:p text:style-name="P4">2 x Tormod´s Crypt</text:p>
      <text:p text:style-name="P4">1 x Mindslaver</text:p>
      <text:p text:style-name="P4">1 x Duress </text:p>
      <text:p text:style-name="P4"/>
      <text:p text:style-name="P4">Null Rod... A sakra. Balíček má postavený draw engine na Welderovi a Topu. To nezní dobře ani po side. V druhé hře nechávám Top, Force, Triskeliona, Tolarian, Mana Drain, Mox. A jen jeden land. Po chvíli do hry Putuje Null Rod jen, aby dostal Forcem. Nicméně soupeř mě nešetří a kolo poté přikládá druhý Null Rod. <text:s/>Po Wastelandu potřebuji land. Chodí Tutory. Mystical hledá v balíčku, zatímco soupeř je neaktivní. Pokládá jen landy. Ancestral je moc velké riziko a já hledám Ponder, abych nalezl land. V ponderu land není, ale Vampiric ano... Přemýšlím... Čím déle čekám, tím je pravděpodobnější, že umřu. Ač nerad musím risknout Ancestral. Soupeř má Misdirekci. V třech kartách dolízne Force, Medling Mága... já se dostávám konečně k landům, ale je pozdě... Ninja se prohodí s Mágem a mně zbudou jen oči pro pláč. Přemýšlel jsem, zdali nebylo taktičtější čekat s tutorováním, ale vzhledem k mým nemnoha životům a soupeřově Jotunovi na stole asi ne. Potřeboval jsem se dostat do tempa a vrškové Tutory ani Null Rody mi to rozhodně nezjednodušily.</text:p>
      <text:p text:style-name="P4"/>
      <text:p text:style-name="P4"/>
      <text:p text:style-name="P3">Šesté kolo – UBR Drain Tendrils-?</text:p>
      <text:p text:style-name="P4">Bavíme se s okolními hráči-proč mi jsme na stole 108 a naši přemožitelé jinde... Prohrávám hod kostkou. Do hry putuje Tormod´s Crypt. Soupeř se prolízává balíčkem a stabilizuje mana base. V jedné situaci hraje Yawghmoth´s Will. Nechávám jeho Will resolvovat a až po několika vteřinách si uvědomuji, co to dělám... Nicméně on odpálí fečku a já reaguji, takže stíhá „jen“ vyresolvovat Thirst. Situace se znovu uklidňuje. Do hry jde druhá Crypta. Soupeř hraje Intuici. Dvě Accumulated Knowledge jsou v hrobě, jedna na ruce. Já stále nemám moc rušení. Soupeř se zatapává, hraje Mox Sapphire, který repealuje. Nereaguji. Sapphire se vrací a soupeř pokládá land, následovaný Mana Crypt s Sapphirem. Na stůl se snáší jedna Knowledge, reaguji odpálením Crypty. Bohužel je následovaná sestřičkou... Soupeř líže 3+1 = 4 karty. Kdybych reagoval na repealování Moxu, lízl by jen 1+2 = 3 karty. V dalším kole se na mě snáší Rebuild a Tendrils, který mě nechává na 3 životech. Bohužel nemám, čím bych soupeře tlačil a tak mě udolává Recoup na Tendrils. Nemám moc dobrý pocit z Yawghmoth´s Willu... V průběhu sideování se bavíme o hře. Můj soupeř mi říká, že měl plán. Vycukat mě k aktivaci Crypty a po vyresolvování zahrát Intuici na smrtelnou kombinaci karet. Plán měl jednu chybu... Nepočítal s tím, že nebudu nic dělat. Takže musel odpálit fečku, aby mohl zahrát dva spelly a v ten okamžik se vše pokazilo. Debatovali jsme i o druhé Cryptě. Podle něj jsem měl Aktivací snížit počet jeho líznutých karet při Repealu. Nejsem si jist, čemu jsem aktivní Cryptou zabránil vyjma Recoupu, ale pravdou je, že soupeř měl po celou dobu hry karetní výhodu, která mi nic nedovolila. Bylo vtipné, že má chyba hru prodloužila, ačkoliv to byla jen chyba z únavy.</text:p>
      <text:p text:style-name="P4"/>
      <text:p text:style-name="P4">Side in:</text:p>
      <text:p text:style-name="P4">1 Pyroblast</text:p>
      <text:p text:style-name="P4">1 Red Elemental Blast</text:p>
      <text:p text:style-name="P4"/>
      <text:p text:style-name="P4">Side out:</text:p>
      <text:p text:style-name="P4">1 Echoing Truth</text:p>
      <text:p text:style-name="P4">1 Sensei Divining Top</text:p>
      <text:p text:style-name="P4"/>
      <text:p text:style-name="P4">V druhé hře se taháme s Mana Drainy. Nechávám si zdrainovat Thirst, abych mohl ve svém kole vyresolvovat Tinker. Vidím soupeřovu Thirst, kterou drainuji. Nicméně soupeř nemá jen Thirst a do hry se snáší Empty the Warrens s 8 tokeny. Moc mě to netěší s přihlédnutí k tomu, že jsem odsideoval své odpovědi. Tinker hledá... Sundering není řešení. Mindslaver nabízí soupeřův topdeck. Bohužel soupeř má na ruce jen Drain. Dolíznutý Mox dává Drainu cíl, ale to je tak všechno. Zatapování je samozřejmostí. Mám dvě kola na vyřešení situace. První Draw je Force, která v tuhle chvíli opravdu potěší. Soupeř jede, nemám moc času. Jsem na deseti životech. Dolízávám Top, topuju jak šílený a to třikrát za kolo (pár Fetchland...). Nicméně nedokážu najít Weldera ani Time Walk a prolizy jsou celkem pomalé... Soupeř mě otloukává na jeden život a já se snažím znovu něco vymyslet, ale many je málo a času mého života ještě méně - navíc Echoing Truth jsem odsideoval, takže libovka...</text:p>
      <text:p text:style-name="P4"/>
      <text:p text:style-name="P3">Sedmé kolo – Painter</text:p>
      <text:p text:style-name="P4">Prohrávám hod kostkou. Soupeř začíná Volcanic Islandem. Já se do něj opírám Duressem. 2 x REB, Grindstone 2 x Confidant mě celkem utěšují. Jeden Reb jde do hrobu. Soupeř má mírné Screw, takže se snaží využít Blasty, ale já mám landů dost a tak je pokládám. Po chvíli se soupeř dostane k dalším manovým zdrojům, ale Moxy +Islandy mi nedělají problémy. Night´s Whisper mi resolvuje v klidu přes REB, navíc Mana Drain je aktivní a soupeř se jen kouká. Dopadá to, jak to dopadnout muselo a já vyhrávám.</text:p>
      <text:p text:style-name="P4"/>
      <text:p text:style-name="P1">Side in:</text:p>
      <text:p text:style-name="P1">1 x Gorilla Shaman</text:p>
      <text:p text:style-name="P1">1 x Red Elemental Blast</text:p>
      <text:p text:style-name="P1">1 x Pyroblast</text:p>
      <text:p text:style-name="P1">2 x Engineered Explosives</text:p>
      <text:p text:style-name="P1"/>
      <text:p text:style-name="P1">Side out:</text:p>
      <text:p text:style-name="P1">2 x <text:span text:style-name="T1">Tormod’s Crypt</text:span><text:line-break/>1 x Echoing Truth</text:p>
      <text:p text:style-name="P4">1 x Mana Drain</text:p>
      <text:p text:style-name="P4">1 x Impulse</text:p>
      <text:p text:style-name="P4"/>
      <text:p text:style-name="P4"><text:s/>V druhé hře se situace vyvíjí podobně. Krom toho, že přijde Martin a trochu na mě mluví. Jelikož jsme už celkem dost nízko soupeř nic nenamítá. Vlastně mu Martin celkem pomáhá, jelikož jeho vyprávění mi přerušilo myšlenky na hru – Lukáš přiznal chybu v odsideování – ruka Black Lotus, Painter´s Servant, Grindstone, Ancestral Recall, Pithing Needle a judge mu udělil gameloss. Lituju Lukáše, ale jsem mírně vyveden z koncentrace a úplně zapomínám na to, co je na vršku balíčku (nebo spíše, co jsem tam položil...). Night´s Whisper nebo Force? Soupeř má ruku zkontrolovanou Duressem a nemůže nic udělat, ale co jsem to vlastně chtěl udělat? Na stole mám 3 manové zdroje, z nichž jsou dva modré, ve hře Top a Weldera. V hrobě je Sol Ring. Ve svém kole topuji, v reakci měním Welderem Top za Sol Ring v domnění, že na Vršku je Whisper, takže dolíznu Whisper, zahraju Whisper a budu se moci kouknout na vršek... Nicméně na vršku je Force a mým původním plánem bylo nechat soupeře hrát. Mírně chybka... Soupeř dolízne a naštěstí mého zaváhání nevyužije. V dalších kolech se prohlubuje výhoda získaná Welder-Topem a já se prolízávám k vítězství v Podobě Titana.</text:p>
      <text:p text:style-name="P4"/>
      <text:p text:style-name="P4"/>
      <text:p text:style-name="P3">Osmé kolo - BGW (Confidant s Goyfem)</text:p>
      <text:p text:style-name="P4">Hraji velice dlouhou hru proti Francouzskému borci, s kterým vyhrál v minulém kole Martin. Hra byla celkem nepříjemná, v Duressu jsem viděl Bloodstained Mire, Explosives, Diabolic Edict, Goyfa, Mire, Faerie Macabre. Musel jsem hrát opatrně a Welder na stole mi pomáhal v tomto plánu. Problém byl s Macabre, která dělala vše těžší a bál jsem se toho, že si nedolíznu nic přes Welder – Top, který začal úřadovat. Půlku hry jsem rušil vše krom bytostí, co soupeř sesílal (Edict, Confidant). Nevím, proč, ale soupeř Macabre nepoužil a já jsem získal nějakou tu výhodu přes Welder - Top...Ale na stole byl Goyf což mě netěšilo. Naštěstí došel Tinker, který by hru rozpiknul, kdyby měl soupeř místo Cabal Pitu dualland. Nicméně nestalo se tak a já jsem měl pár problémů navíc. Soupeř byl lokován, ale já nemohl útočit přes Goyfa s devíti životy. Tutoroval jsem Yawghmoth´s Will, abych už definitivně omezil soupeřovo užívání Macabre. Do hry se dostal Druhý Goyf. V nejlepší chvíli jsem dolízl Echoing Truth a zabil soupeře Titanem s Welderem na stole. Zlí jazykové (Češi, kteří se na hru koukali) tvrdí, že jsem měl místo Willu hledat Echoing Truth a vrátit Goyfy, abych se mohl rozjet Titanem. Bohužel musím přiznat, že mají pravdu. Yawghmoth´s Will jen lokoval soupeřovu Macabre, ale nebyl použitelný děsně dlouho dobu.</text:p>
      <text:p text:style-name="P4"/>
      <text:p text:style-name="P4">Side in:</text:p>
      <text:p text:style-name="P1">2 x <text:span text:style-name="T1">Engineered Explosives</text:span><text:line-break/><text:span text:style-name="T3">2 x </text:span><text:span text:style-name="T4">Pyroclasm</text:span><text:span text:style-name="T3"><text:line-break/>1 x </text:span><text:span text:style-name="T4">Triskelion</text:span><text:span text:style-name="T3"><text:line-break/>1 x </text:span><text:span text:style-name="T4">Echoing Truth</text:span><text:span text:style-name="T3"><text:line-break/></text:span></text:p>
      <text:p text:style-name="P4">Side out:</text:p>
      <text:p text:style-name="P4">1 x Mindslaver</text:p>
      <text:p text:style-name="P4">2 x Tormod´s Crypt</text:p>
      <text:p text:style-name="P4">2 x Duress</text:p>
      <text:p text:style-name="P4">1 x Sensei Divining Top</text:p>
      <text:p text:style-name="P4"/>
      <text:p text:style-name="P4">První hra zabrala strašně moc času. Soupeř vyresolvoval Confidanta, já ho spláchl Pyroclasmou. Jeho Demonic Tutor jsem nechal resolvovat, abych viděl Life from the Loam se Strip Mine. Naštěstí byl již konec kola a soupeř neměl šanci mě rychle udolat, takže jsem vyhrál 1:0. <text:s/></text:p>
      <text:p text:style-name="P4"/>
      <text:p text:style-name="P4"/>
      <text:p text:style-name="P3">Deváté kolo - Confidant Storm</text:p>
      <text:p text:style-name="P4">Před hrou mi Martin říká, že můj soupeř strašně nadává, ať ho radši neporážím... Sám o tom vím, neboť jsem ho viděl den předtím hrát Oath. Prohrávám hod kostkou. Úvodní ruka obsahuje Ancestral Recall, Mana Drain, landy, Thirst. Předpokládám, že hraje stále Oath. Proti Oathu to není špatné, pokud bude hrát kontrolněji a ihned mě nevydiskarduje. Nechávám si tuto ruku. Soupeř začne Rituál... A sakra, to nezačíná dobře... Rituál... Rituál... Bargain. A jde se po chvíli na další hru.</text:p>
      <text:p text:style-name="P4"/>
      <text:p text:style-name="P4">Side in:</text:p>
      <text:p text:style-name="P4">1 Pyroblast</text:p>
      <text:p text:style-name="P4">1 Red Elemental Blast</text:p>
      <text:p text:style-name="P4"/>
      <text:p text:style-name="P4">Side out:</text:p>
      <text:p text:style-name="P4">1 Echoing Truth</text:p>
      <text:p text:style-name="P4">1 Sensei Divining Top</text:p>
      <text:p text:style-name="P4"/>
      <text:p text:style-name="P4">Začínám s Thirst připravenou na druhé kolo a Force, ale žádný další modrý spell. Soupeř je v této hře mírně pasivní. Dolízávám Mox. Hraju Thirst, abych viděl soupeřovu Force. Po chvíli se do hry snáší Dark Confidant. Nicméně já posílám do hry Weldera a zahazuji Slaver, který vytáhnu Welderem a aktivuji. Soupeř otočí Dark Ritual. Ztrácí život. V jeho ruce vidím manovou akceleraci. Z regulérního draw získává Mind´s Desire. To je fajn kartička... Hraji všechny jeho spelly a Desire. Jako čtvrtá otočená karta je Yawghmoth´s Bargain. Soupeř balí karty a jdem na třetí.</text:p>
      <text:p text:style-name="P4"><text:line-break/>Ještě mírně přemýšlíme o nějakých změnách. Na třetí hru mám Připravený Black Lotus s Thirstem, Mana Drainem a Sunderingem+Tormod´s Crypt. Soupeř je neaktivní v prvním kole. Můj Black Lotus dostává Forcem a já zůstávám jen s Moxem a Landem. Trochu problém. Poté, co dolízávám Mana Drain, Library of Alexandria, druhou Cryptu a Thirst cítím problém. Soupeř zatím hraje Pithing Needle na Weldera, vygeneruje dost Many a hraje Demonic Tutor. Cítím se špatně, jelikož mě ničí Bargain. Yawghmoth´s Will by měla být ohlídaná Cryptou. Už se přpravuju, že mu jen podám ruku, nicméně on nalézá „jen“ Twister. V reakci na Twister removuji soupeřův Ancestral a Black Lotus. Vracím se do hry. Na jeho straně přibyde Dark Confidant a Mystic Remora. Nicméně já jsem již schopen něco udělat a dolízávám land. Tinker jde na Slaver, který aktivuji. Welder je ve hře. Hraji pár spellů a povzbuzuji soupeře k draw přes Remoru. Welder dostává Forcem. Můj plán je zabít soupeře na Bargain nebo Necro, takže nechávám Remoru přežít. Všichni se koukají na naši hru... <text:s/>Rozhodčí se ptají mého soupeře, proč hraje tolik pomalu. On se brání a tvrdí, že já hraju pomalu... Je to jednoduché kritizovat, nicméně, když máte hrát za sebe i za soupeře... Soupeř má Repeal, Polluted Deltu+nějaký ten Mox... Delta hledá a já si chvilku prohlížím knihovnu. Jsem celkem zmaten, když nenacházím ani Bargain ani Necropotenci. Plán má malé úskalí-již není jednoduché, aby se soupeř sám zabil... Hraji všechny soupeřovy zdroje Repeal na Needle, Needle na Force of Wil a Tendrils, kterými cíluji jeho. Jemu se nic takového ještě nejspíše nestalo a tak mi již chce podat ruku, když ho upozorňuji na to, že nezemře – všechny životy, které mu Tendrils vezmou se mu ihned vrátí... Celkem panikařím a přemýšlím, co teď... Mám Time Walk, Weldera v hrobě, <text:s/>na ruce Yawghmoth´s Will a Duress. Bohužel na stole je soupeřova Remora. Hraji několik spellů, při kterých si soupeř líže pár karet. Duress mi odhaluje druhou Remoru. Z publika slyším tajemné hlasy – jak ho sakra chce zabít? Ano, to si také říkám. Přemýšlím nad touto otázkou a zahazuji špatnou kartu. Zůstává mu Remora na ruce... Pokud si dolízne Force mám víc než velký problém. Naštěstí se tak nestává. Po Yawghmoth´s Willu, Time Walku a Welderovi se mu již ani moc nechce lízat si za můj Lotus Petal... Přemýšlím... Nechávám si Recall na ruce. Je konec kola, pět nastavených, první mé Welder vymění Mox za Slaver. V soupeřově upkeepu nechávám Remoru žít. Soupeř otáčí Dark Ritual. Dolízává Demonic Tutor, má Rerowth. Hraji Impuse a Ancestral, cílujíc soupeře. Hraji Demonic a počítám Storm, protože přemýšlím o Yawghmoth´s Willu nebo Desire... Prohlížím ruku a počítám storm. Je to něco jako šest plus zahraju jehlu, tohle, támhleto... Slyším znovu hlasy-nikoliv ve své hlavě, ale v publiku “Kurva, vždyť on ho nemůže zabít“. Chci poslat dotyčného na ona místa... Rozhodčí nás napomíná slovy : „Don´t speak French.“ Takto přerušen se vracím k ruce. Opomínám, že jsem byl ve fázi hledání a hraju jehlu, přičemž počítám Storm. Po dvou vteřinách si uvědomuju, že jsem vlastně podle pravidel nenalezl nic... Mám velkou chuť poslat dotyčného na opravdu nehezká místa. Je druhé nastavené kolo. Soupeř má ještě Regrowth. Regrowthuju Demonic Tutor a přenechávám si kolo, ve kterém jen Slaveruji a připravuji si Instanty, které mohu zahrát přes soupeřovi dvě Remory. V soupeřově upkeepu dám na stack Confidanta, a obě Remory. V reakci zahraji svůj Impulse následovaný Brainstormem. Rozhodčí mě napomínají, že nesmím hrát za soupeře... Oponuji, že to hra bude trvat ještě mnohem déle, ale rozhodčím to nevadí. Nejspíše se celkem baví, vyjma jednoho, který ukázňuje diváka sedícího vedle mého soupeře za přestupek hraní si s papírem sloužícího k potvrzení výsledku... Hlasité Plesk zastavující papír a výraz dotyčného, který většinou vídáte u malých dětí, poté, co Vám kradou cukrátka a vy je přistihnete započíná všeobecný klid. Smím jen vše vidět a dávat „návrhy“(řekl bych, že spíše rozkazy...Proti těm se soupeř tak snadno neodvolá). Má hra je rychlá, plán jasný, hraj tohle, tamhleto... Soupeř má již jen asi dvacet karet v knihovně. Demonic, Yawghmoth´s Will, rituály, Petal, jiné draw spelly... Demonic Desire... Soupeř již nemá nic v balíčku. Říkám si, že mám problém, ale naštěstí Repeal vše řeší. Soupeř kupodivu nebouchá do stolu, ale s klidem přijímá <text:s/>prohru. Cítím se po této Slaveroidní hře dost vyčerpán... </text:p>
      <text:p text:style-name="P4"/>
      <text:p text:style-name="P4">A jak jsme nakonec skončily? Já, Zuzy a Martin jsme měli průměrné 5:4. Mám dojem, že Lukáš má 4:5. Patrik dropnul, jakmile po slibném začátku (myslím, že tři výhry) spadnul k nám průměrným na 3:3...</text:p>
      <text:p text:style-name="P4"/>
      <text:p text:style-name="P4">Ani moc neregistruju, co kde, kdy a jak postoupilo do top 8... Vydáváme se do Meca na jídlo. A již je druhý den a odjezd. Za zmínku stojí jen, že jsme si museli cestou zpět koupit na 30 km Švýcarských dálnic koupit roční Švýcarskou známku, která stála něco okolo 30 Euro. Druhá příjemná příhoda se stala uprostřed Švýcarských hor, kde jsme zjistili , že nám dochází benzín a Zuzyho navigace ukazovala nejbližší pumpu za hezkých 780 Km... Naštěstí Švýcaři mají benzínky v každé malé vísce a Zuzy má jen mírně neaktualizovanou navigaci. Poslední zajímavostí bylo setkání s Německou dálniční policií, kdy nás předjelo černé auto, vzadu na displayi se mu rozsvítil nápis POLIZEI... a následovala kratičká kontrola našich dokladů, zavazadel a našich kapes. Nevím, jak mohlo Němce napadnout, že by Čeští Magikáři měli Marihuanu, ale jim to nedalo a museli kontrolovat i naše peněženky, foťák a dokonce i Patrikův Magicový balíček. Jak asi tušíte nic nenašli. No a to bylo pár kilometrů před hranicemi, za kterými nás již vítala naše příjemná rodná a nudná vlast.</text:p>
      <text:p text:style-name="P4"/>
      <text:p text:style-name="P4">A tím bych pro dnešek skončil s vyprávěním.</text:p>
      <text:p text:style-name="P4"/>
      <text:p text:style-name="P4"/>
      <text:p text:style-name="P4">Tentokráte MALÉ – velké HODNocení.</text:p>
      <text:list text:style-name="L1">
        <text:list-item>
          <text:p text:style-name="P5">odvezli jsme si domů celkově 4 Thorn of Ametysty, Volcanic Island + několik Italských a anglických boosterů Eventide - po prvním dni jsem čekal trochu víc</text:p>
        </text:list-item>
        <text:list-item>
          <text:p text:style-name="P5">Lukášova hra v TOP 8 první den</text:p>
        </text:list-item>
        <text:list-item>
          <text:p text:style-name="P5">výsledek mých spoluhráčů v teamech a celkově náš nepříznivý počet pro teamy</text:p>
        </text:list-item>
        <text:list-item>
          <text:p text:style-name="P5">neudělal jsem si čas pro prohlídku města - neberu za pozitivní, že nejdále jsem došel kilometr k Metru...</text:p>
        </text:list-item>
        <text:list-item>
          <text:p text:style-name="P5">některé mé hry s mnoha chybami (patrné z reportu)</text:p>
        </text:list-item>
        <text:list-item>
          <text:p text:style-name="P5">jediné jídlo, které jsem měl bylo z restaurace Mcdonald´s + snídaně...</text:p>
        </text:list-item>
        <text:list-item>
          <text:p text:style-name="P5">Italské ceny. Nekoupil jsem si jedinou kartičku vzhledem k jejich ceně</text:p>
        </text:list-item>
        <text:list-item>
          <text:p text:style-name="P5">Když vezmu decky, proti kterým jsem hrál, tak nemohu říci, že jsem zvolil správný balíček, bohužel Grim Tutory nevlastním , takže Grimlong jsem hrát nemohl...</text:p>
        </text:list-item>
        <text:list-item>
          <text:p text:style-name="P5">Zařazení Islandu místo Strip Mine. Měla to být fetchlanda.</text:p>
        </text:list-item>
      </text:list>
      <text:list text:style-name="L2">
        <text:list-item>
          <text:p text:style-name="P6">Atmosféra. Byl to jeden z nejlepších turnajů, které jsem kdy viděl.</text:p>
        </text:list-item>
        <text:list-item>
          <text:p text:style-name="P6">Velmi dobrá úroveň hraní. Téměř se neutkáte s hráči, kteří neumějí hrát velmi dobře.</text:p>
        </text:list-item>
        <text:list-item>
          <text:p text:style-name="P6">Estetický zážitek z tolika Power karet, které se naskýtali na tak malém prostoru. V podstatě se tam člověk cítil jako chudý příbuzný, jakmile viděl celofoilové decky s černokrajovým powerem a duallandy.</text:p>
        </text:list-item>
        <text:list-item>
          <text:p text:style-name="P6">První den. Celkem se nám vydařil, bohužel jen ten první :(</text:p>
        </text:list-item>
      </text:list>
      <text:p text:style-name="P4"/>
      <text:p text:style-name="P4">Ač početně mínusy převyšují plusy, těším se na příští rok, kdy se budu snažit vyhradit si dost času pro tento turnaj. A to je pro dnešek vš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8-09-28T20:51:27</meta:creation-date>
    <dc:date>2008-10-06T11:08:31</dc:date>
    <dc:language>cs-CZ</dc:language>
    <meta:editing-cycles>17</meta:editing-cycles>
    <meta:editing-duration>PT7H17M7S</meta:editing-duration>
    <meta:user-defined meta:name="Info 1"/>
    <meta:user-defined meta:name="Info 2"/>
    <meta:user-defined meta:name="Info 3"/>
    <meta:user-defined meta:name="Info 4"/>
    <meta:document-statistic meta:table-count="0" meta:image-count="0" meta:object-count="0" meta:page-count="9" meta:paragraph-count="122" meta:word-count="4100" meta:character-count="24378"/>
  </office:meta>
</office:document-meta>
</file>